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Reais:</text:span></text:p>
            <text:p text:style-name="P2"><text:span text:style-name="T1">10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9:24.159901905</dc:date>
    <meta:editing-duration>PT2H5M47S</meta:editing-duration>
    <meta:editing-cycles>22</meta:editing-cycles>
    <meta:generator>LibreOffice/7.0.6.2$Linux_X86_64 LibreOffice_project/00$Build-2</meta:generator>
    <meta:document-statistic meta:object-count="2"/>
  </office:meta>
</office:document-meta>
</file>